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in" fo:margin-left="-0.0819in" fo:margin-top="0in" fo:margin-bottom="0in" style:page-numb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style:min-row-height="0.2431in"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2" style:family="table-row">
      <style:table-row-properties style:min-row-height="1.2417in" fo:keep-together="auto"/>
    </style:style>
    <style:style style:name="Table1.3" style:family="table-row">
      <style:table-row-properties style:min-row-height="2.275in" fo:keep-together="auto"/>
    </style:style>
    <style:style style:name="Table1.A4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0e1dd3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0e1dd3" officeooo:paragraph-rsid="000e1dd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e1dd3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CarV3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2">&lt;&lt; In main method &gt;&gt;</text:span></text:p>
            <text:p text:style-name="P7"><text:span text:style-name="T2">+Int startMiles1, endMiles1, dist1</text:span></text:p>
            <text:p text:style-name="P7"><text:span text:style-name="T2">+double gals1, mPG1</text:span></text:p>
            <text:p text:style-name="P7"><text:span text:style-name="T2">+String carType1</text:span></text:p>
            <text:p text:style-name="P2"/>
          </table:table-cell>
        </table:table-row>
        <table:table-row table:style-name="Table1.3">
          <table:table-cell table:style-name="Table1.A1" office:value-type="string">
            <text:p text:style-name="P4"><text:span text:style-name="T2">&lt;&lt; Constructor &gt;&gt;</text:span></text:p>
            <text:p text:style-name="P3"><text:span text:style-name="T2">+ CarV3()</text:span></text:p>
            <text:p text:style-name="P6"/>
            <text:p text:style-name="P4"><text:span text:style-name="T2">&lt;&lt; Methods &gt;&gt;</text:span></text:p>
            <text:p text:style-name="P5"><text:span text:style-name="T2">+ </text:span><text:bookmark text:name="_GoBack"/><text:span text:style-name="T3">public int calcDistance(int sMiles, int eMiles)</text:span></text:p>
            <text:p text:style-name="P7"><text:span text:style-name="T2">+ </text:span><text:span text:style-name="T3">public double calcMPG(int dist, double gals)</text:span></text:p>
          </table:table-cell>
        </table:table-row>
        <table:table-row table:style-name="Table1.3">
          <table:table-cell table:style-name="Table1.A4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shaar Kamat</meta:initial-creator>
    <meta:editing-cycles>2</meta:editing-cycles>
    <meta:creation-date>2016-09-08T03:07:00</meta:creation-date>
    <dc:date>2020-01-04T16:48:08.960548293</dc:date>
    <meta:editing-duration>PT58M</meta:editing-duration>
    <meta:generator>LibreOffice/5.2.7.2$Linux_AARCH64 LibreOffice_project/20m0$Build-2</meta:generator>
    <meta:document-statistic meta:table-count="1" meta:image-count="0" meta:object-count="0" meta:page-count="1" meta:paragraph-count="10" meta:word-count="37" meta:character-count="228" meta:non-whitespace-character-count="2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